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 style:master-page-name="">
      <style:table-properties style:width="16.958cm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elle1.A" style:family="table-column">
      <style:table-column-properties style:column-width="8.5cm"/>
    </style:style>
    <style:style style:name="Tabelle1.B" style:family="table-column">
      <style:table-column-properties style:column-width="8.458cm"/>
    </style:style>
    <style:style style:name="Tabelle1.A1" style:family="table-cell">
      <style:table-cell-properties style:vertical-align="middle" fo:padding="0.097cm" fo:border="0.05pt solid #000000"/>
    </style:style>
    <style:style style:name="Tabelle1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1.A3" style:family="table-cell">
      <style:table-cell-properties fo:padding="0.097cm" fo:border-left="0.05pt solid #000000" fo:border-right="none" fo:border-top="none" fo:border-bottom="0.05pt solid #000000"/>
    </style:style>
    <style:style style:name="Tabel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4" style:family="table-cell">
      <style:table-cell-properties fo:padding="0.097cm" fo:border-left="0.05pt solid #000000" fo:border-right="none" fo:border-top="none" fo:border-bottom="0.05pt solid #000000"/>
    </style:style>
    <style:style style:name="Tabel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5" style:family="table-cell">
      <style:table-cell-properties fo:padding="0.097cm" fo:border-left="0.05pt solid #000000" fo:border-right="none" fo:border-top="none" fo:border-bottom="0.05pt solid #000000"/>
    </style:style>
    <style:style style:name="Tabel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7" style:family="table-row">
      <style:table-row-properties fo:background-color="transparent" fo:keep-together="auto">
        <style:background-image/>
      </style:table-row-properties>
    </style:style>
    <style:style style:name="Tabelle1.A7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8" style:family="table-cell">
      <style:table-cell-properties fo:padding="0.097cm" fo:border-left="0.05pt solid #000000" fo:border-right="none" fo:border-top="none" fo:border-bottom="0.05pt solid #000000"/>
    </style:style>
    <style:style style:name="Tabelle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9" style:family="table-cell">
      <style:table-cell-properties fo:padding="0.097cm" fo:border-left="0.05pt solid #000000" fo:border-right="none" fo:border-top="none" fo:border-bottom="0.05pt solid #000000"/>
    </style:style>
    <style:style style:name="Tabelle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1" style:family="table-cell">
      <style:table-cell-properties fo:padding="0.097cm" fo:border-left="0.05pt solid #000000" fo:border-right="none" fo:border-top="none" fo:border-bottom="0.05pt solid #000000"/>
    </style:style>
    <style:style style:name="Tabelle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2" style:family="table-cell">
      <style:table-cell-properties fo:padding="0.097cm" fo:border-left="0.05pt solid #000000" fo:border-right="none" fo:border-top="none" fo:border-bottom="0.05pt solid #000000"/>
    </style:style>
    <style:style style:name="Tabelle1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3" style:family="table-cell">
      <style:table-cell-properties fo:padding="0.097cm" fo:border-left="0.05pt solid #000000" fo:border-right="none" fo:border-top="none" fo:border-bottom="0.05pt solid #000000"/>
    </style:style>
    <style:style style:name="Tabelle1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4" style:family="table-cell">
      <style:table-cell-properties fo:padding="0.097cm" fo:border-left="0.05pt solid #000000" fo:border-right="none" fo:border-top="none" fo:border-bottom="0.05pt solid #000000"/>
    </style:style>
    <style:style style:name="Tabelle1.B1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end" style:justify-single-word="false"/>
    </style:style>
    <style:style style:name="P3" style:family="paragraph" style:parent-style-name="Text_20_body">
      <style:paragraph-properties fo:text-align="center" style:justify-single-word="false"/>
      <style:text-properties style:font-name="Courier New" fo:font-size="10pt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Courier New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yaTreeMapper::simplify(DyaTreeNode*);</text:h>
      <text:h text:style-name="Heading_20_2" text:outline-level="2">Vereinfachungen</text:h>
      <text:p text:style-name="P2">Nepomuk Frädrich - 247041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table:number-columns-spanned="2" office:value-type="string">
            <text:p text:style-name="P1">'===&gt;</text:p>
          </table:table-cell>
          <table:covered-table-cell/>
        </table:table-row>
        <table:table-row>
          <table:table-cell table:style-name="Tabelle1.A2" table:number-columns-spanned="2" office:value-type="string">
            <text:p text:style-name="P1">Addition</text:p>
          </table:table-cell>
          <table:covered-table-cell/>
        </table:table-row>
        <table:table-row>
          <table:table-cell table:style-name="Tabelle1.A3" office:value-type="string">
            <text:p text:style-name="P3">[+]<text:line-break/><text:line-break/>[ZAHL] <text:s text:c="5"/>[ZAHL]</text:p>
          </table:table-cell>
          <table:table-cell table:style-name="Tabelle1.B3" office:value-type="string">
            <text:p text:style-name="P4">[ZAHL + ZAHL]</text:p>
            <text:p text:style-name="P4"/>
            <text:p text:style-name="P4">[NULL] <text:s text:c="11"/>[NULL]</text:p>
          </table:table-cell>
        </table:table-row>
        <table:table-row>
          <table:table-cell table:style-name="Tabelle1.A4" office:value-type="string">
            <text:p text:style-name="P3">[+]<text:line-break/><text:line-break/>[0] <text:s text:c="9"/>[BUCHSTABE]</text:p>
          </table:table-cell>
          <table:table-cell table:style-name="Tabelle1.B4" office:value-type="string">
            <text:p text:style-name="P3">[BUCHSTABE]<text:line-break/><text:line-break/>[NULL] <text:s text:c="9"/>[NULL]</text:p>
          </table:table-cell>
        </table:table-row>
        <table:table-row>
          <table:table-cell table:style-name="Tabelle1.A5" office:value-type="string">
            <text:p text:style-name="P3">[+]<text:line-break/><text:line-break/>[BUCHSTABE] <text:s text:c="9"/>[0]</text:p>
          </table:table-cell>
          <table:table-cell table:style-name="Tabelle1.B5" office:value-type="string">
            <text:p text:style-name="P3">[BUCHSTABE]<text:line-break/><text:line-break/>[NULL] <text:s text:c="9"/>[NULL]</text:p>
          </table:table-cell>
        </table:table-row>
        <table:table-row>
          <table:table-cell table:style-name="Tabelle1.A6" table:number-columns-spanned="2" office:value-type="string">
            <text:p text:style-name="P1">Subtraktion</text:p>
          </table:table-cell>
          <table:covered-table-cell/>
        </table:table-row>
        <table:table-row table:style-name="Tabelle1.7">
          <table:table-cell table:style-name="Tabelle1.A7" office:value-type="string">
            <text:p text:style-name="P3">[-]<text:line-break/><text:line-break/>[ZAHL] <text:s text:c="6"/>[ZAHL]</text:p>
          </table:table-cell>
          <table:table-cell table:style-name="Tabelle1.B7" office:value-type="string">
            <text:p text:style-name="P4">[ZAHL - ZAHL]</text:p>
            <text:p text:style-name="P4"/>
            <text:p text:style-name="P4">[NULL] <text:s text:c="12"/>[NULL]</text:p>
          </table:table-cell>
        </table:table-row>
        <table:table-row>
          <table:table-cell table:style-name="Tabelle1.A8" office:value-type="string">
            <text:p text:style-name="P3">[-]<text:line-break/><text:line-break/>[0] <text:s text:c="10"/>[BUCHSTABE]</text:p>
          </table:table-cell>
          <table:table-cell table:style-name="Tabelle1.B8" office:value-type="string">
            <text:p text:style-name="P3">[BUCHSTABE]<text:line-break/><text:line-break/>[NULL] <text:s text:c="12"/>[NULL]</text:p>
          </table:table-cell>
        </table:table-row>
        <table:table-row>
          <table:table-cell table:style-name="Tabelle1.A9" office:value-type="string">
            <text:p text:style-name="P3">[-]<text:line-break/><text:line-break/>[BUCHSTABE] <text:s text:c="10"/>[0]</text:p>
          </table:table-cell>
          <table:table-cell table:style-name="Tabelle1.B9" office:value-type="string">
            <text:p text:style-name="P3">[BUCHSTABE]<text:line-break/><text:line-break/>[NULL] <text:s text:c="10"/>[NULL]</text:p>
          </table:table-cell>
        </table:table-row>
        <table:table-row>
          <table:table-cell table:style-name="Tabelle1.A10" table:number-columns-spanned="2" office:value-type="string">
            <text:p text:style-name="P1">Multiplikation</text:p>
          </table:table-cell>
          <table:covered-table-cell/>
        </table:table-row>
        <table:table-row>
          <table:table-cell table:style-name="Tabelle1.A11" office:value-type="string">
            <text:p text:style-name="P3">[*]<text:line-break/><text:line-break/>[0] <text:s text:c="6"/>[ZAHL | BUCHSTABE]</text:p>
          </table:table-cell>
          <table:table-cell table:style-name="Tabelle1.B11" office:value-type="string">
            <text:p text:style-name="P3">[0]<text:line-break/><text:line-break/>[NULL] <text:s text:c="4"/>[NULL]</text:p>
          </table:table-cell>
        </table:table-row>
        <table:table-row>
          <table:table-cell table:style-name="Tabelle1.A12" office:value-type="string">
            <text:p text:style-name="P3">[*]<text:line-break/><text:line-break/>[ZAHL | BUCHSTABE] <text:s text:c="8"/>[0]</text:p>
          </table:table-cell>
          <table:table-cell table:style-name="Tabelle1.B12" office:value-type="string">
            <text:p text:style-name="P3">[0]<text:line-break/><text:line-break/>[NULL] <text:s text:c="6"/>[NULL]</text:p>
          </table:table-cell>
        </table:table-row>
        <table:table-row>
          <table:table-cell table:style-name="Tabelle1.A13" office:value-type="string">
            <text:p text:style-name="P3">[*]<text:line-break/><text:line-break/>[ZAHL | BUCHSTABE] <text:s text:c="8"/>[1]</text:p>
          </table:table-cell>
          <table:table-cell table:style-name="Tabelle1.B13" office:value-type="string">
            <text:p text:style-name="P3">[ZAHL | BUCHSTABE]<text:line-break/><text:line-break/>[NULL] <text:s text:c="10"/>[NULL]</text:p>
          </table:table-cell>
        </table:table-row>
        <table:table-row>
          <table:table-cell table:style-name="Tabelle1.A14" office:value-type="string">
            <text:p text:style-name="P3">[*]<text:line-break/><text:line-break/>[1] <text:s text:c="8"/>[ZAHL | BUCHSTABE]</text:p>
          </table:table-cell>
          <table:table-cell table:style-name="Tabelle1.B14" office:value-type="string">
            <text:p text:style-name="P3">[ZAHL | BUCHSTABE]<text:line-break/><text:line-break/>[NULL] <text:s text:c="14"/>[NULL]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pomuk Frädrich</meta:initial-creator>
    <meta:creation-date>2012-07-01T23:24:39.26</meta:creation-date>
    <dc:date>2012-07-01T23:50:46.38</dc:date>
    <dc:creator>Nepomuk Frädrich</dc:creator>
    <meta:editing-duration>PT17M33S</meta:editing-duration>
    <meta:editing-cycles>7</meta:editing-cycles>
    <meta:generator>LibreOffice/3.5$Windows_x86 LibreOffice_project/165a79a-7059095-e13bb37-fef39a4-9503d18</meta:generator>
    <meta:document-statistic meta:table-count="1" meta:image-count="0" meta:object-count="0" meta:page-count="1" meta:paragraph-count="29" meta:word-count="86" meta:character-count="774" meta:non-whitespace-character-count="523"/>
  </office:meta>
</office:document-meta>
</file>